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start" style:justify-single-word="false" style:writing-mode="lr-tb"/>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Kennel 256: A mortorium in purgatory</text:p>
      <text:p text:style-name="P1"/>
      <text:p text:style-name="P2"><text:tab/>A supply hover craft arrived to outpost 256 gate. A guard approached to the right side of the vehicle to the commander's seat. The atmosphere contained oxygen levels that were sufficient enough for human beings to breath there freely without the need of special canisters. </text:p>
      <text:p text:style-name="P2"><text:tab/>“Hi there.” Jacques nodded to the guard with a wave of his hand that seemed like a half salute, half weird hand gesture that meant nothing. The guard was the emblem of carelessness, smoking a dark narrow cigar, and his B-56 hung up on one of his shoulders, 90 degrees perpendicular to the floor, not very combat-ready stance, one might say.</text:p>
      <text:p text:style-name="P2"><text:tab/>“Hi. What did you bring to this miserable detention facility this week?”</text:p>
      <text:p text:style-name="P2"><text:tab/>“Basic rations and some medical supplies. This is shipment from supply depot 512 with 1024 medkits, and 2048 combat rations of the old type, the one that tastes deliberately like shit, of course.” </text:p>
      <text:p text:style-name="P2"><text:tab/>“Do you mind saying bon appetite for a second?”</text:p>
      <text:p text:style-name="P2"><text:tab/>“Bon appetite.” There was a hint of french accent when he said it.</text:p>
      <text:p text:style-name="P2"><text:tab/>“That was a genuine french accent, right?”</text:p>
      <text:p text:style-name="P2"><text:tab/>“Yeah.” Jacques said with a somewhat squinting stare at the guard. He almost threw the cigar bud on the floor from his excitement.</text:p>
      <text:p text:style-name="P2"><text:tab/>“Aren't you the french dude who serves with that uber foxy lady, Ophelia Summer?”</text:p>
      <text:p text:style-name="P2"><text:tab/>“Yep, lucky me, but if anything at all she's a dire wolf... a fucking liability at best.”</text:p>
      <text:p text:style-name="P2"><text:tab/>“Are you doing her, man?” The guard winked twice.</text:p>
      <text:p text:style-name="P2"><text:tab/>“What kind of question is it?” Jacques put his serious face on for a mere second, but then continued with his carefree attitude “Just kidding with you man, no one does her but herself. I know because one time she knew I was there in the girls' showers with the camo-suit and yet she gave me a show I will never forget.”</text:p>
      <text:p text:style-name="P2"><text:tab/>“Lucky bastard.” The guard gave him a punch in the shoulder, but it was a lazy punch, one of agreement with what was said.</text:p>
      <text:p text:style-name="P2"><text:tab/>“What about you, are you all alone here at the shag-booth?”</text:p>
      <text:p text:style-name="P2"><text:tab/>“Hell no, can't you see the towers, I've got privates SNAFU, TARFU, SUSFU, and FUBAR all over the OPs.”</text:p>
      <text:p text:style-name="P2"><text:tab/>“That bad, huh?”</text:p>
      <text:p text:style-name="P2"><text:tab/>“Hell yes. Come on let's go inside, the inmates have prepared a banquet for the weekly convoy.”</text:p>
      <text:p text:style-name="P2"><text:tab/>“One hovercraft is a convoy?” Jacques was puzzled by that last statement. </text:p>
      <text:p text:style-name="P2"><text:soft-page-break/><text:tab/>“Don't you know the phrase: 'in the desert of solitude, even one man is an undefeated army'.”</text:p>
      <text:p text:style-name="P2"><text:tab/>“Nice one, where does it come from?”</text:p>
      <text:p text:style-name="P2"><text:tab/>“The fuck would I know.”</text:p>
      <text:p text:style-name="P2"><text:tab/>“Indeed.”</text:p>
      <text:p text:style-name="P2"><text:tab/>“What was that?”</text:p>
      <text:p text:style-name="P2"><text:tab/>“Never mind.”</text:p>
      <text:p text:style-name="P2"><text:tab/>“OK.”<text:tab/></text:p>
      <text:p text:style-name="P2"><text:tab/>After the lunch was over, Jacques thought it would be wise to end the meal with a bottle of an apple cider that laid untouched on his tray.</text:p>
      <text:p text:style-name="P2"><text:tab/>“Merde, I mean, what the fuck man, it tastes like piss...”</text:p>
      <text:p text:style-name="P2"><text:tab/>“Check the expiration date.”</text:p>
      <text:p text:style-name="P2"><text:tab/>“3490, it's not over yet, what gives?”</text:p>
      <text:p text:style-name="P2"><text:tab/>“It might be some power outages that we recently had, but it's more likely the inmates' doing, their kind of greeting for a new courier boy. Don't take it personally – they did it once to the former base commander when he wanted his afternoon tea. You can guess it was not the type of tea he had expected when he stepped into the kitchen's galley. He was transferred because he had executed the prisoners who were responsible for the deed.”</text:p>
      <text:p text:style-name="P2"><text:tab/>“Why he was transferred for, exactly?”</text:p>
      <text:p text:style-name="P2"><text:tab/>“For wasting a significant amount of bio-mass. You should have seen the executions, man, never in my life I saw a black panther devouring like a pack of barracudas, or the way hippos can act when they are scared. But nothing could have beat the way an anaconda had unhinged his jaws to swallow an entire victim and let his visceral intestinal acids kill the poor bastard. He kept screaming for almost two minutes until he ran out of oxygen. Such a display of animalia cruelty was never employed before on this outpost. Afterward the inmates learned that such tricks are only valid <text:s/>occasionally to outside guests.”</text:p>
      <text:p text:style-name="P2"><text:tab/>“Why didn't you warn me, pezaveng?”</text:p>
      <text:p text:style-name="P2"><text:tab/>“Don't go pollack on me, I didn't know they'll be back to their old habits again. It's been years since they have done so. I've got to go back to replace my buddy at the gate. After you finish unloading, meet me there again, ok? See ya.”</text:p>
      <text:p text:style-name="P2"><text:tab/>“Yeah see ya too, No Sergei don't drink <text:s/>that...”</text:p>
      <text:p text:style-name="P2"><text:tab/>“Tastes good.”</text:p>
      <text:p text:style-name="P2"><text:tab/>“Tastes well.”</text:p>
      <text:p text:style-name="P2"><text:tab/>“What?”</text:p>
      <text:p text:style-name="P2"><text:tab/>“Never mind. Finish drinking and let's go to unload the car.”</text:p>
      <text:p text:style-name="P2"><text:soft-page-break/><text:tab/>“H'rasho, H'rasho.”</text:p>
      <text:p text:style-name="P2"><text:tab/>“What? What was that.”</text:p>
      <text:p text:style-name="P2"><text:tab/>“I said ok, ok.”</text:p>
      <text:p text:style-name="P2"><text:tab/>“Huh, fine.”</text:p>
      <text:p text:style-name="P2"><text:tab/>“Ah, Sukka blat.”</text:p>
      <text:p text:style-name="P2"><text:tab/>“What is it Sergei?”</text:p>
      <text:p text:style-name="P2"><text:tab/>“There's an after taste.”</text:p>
      <text:p text:style-name="P2"><text:tab/>“No shit... Let's g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15:11:58.67</meta:creation-date>
    <dc:date>2012-03-20T17:58:14.29</dc:date>
    <meta:editing-duration>PT2H46M14S</meta:editing-duration>
    <meta:editing-cycles>8</meta:editing-cycles>
    <meta:generator>LibreOffice/4.1.2.3$Linux_X86_64 LibreOffice_project/410$Build-3</meta:generator>
    <meta:print-date>2012-03-20T17:28:38.47</meta:print-date>
    <meta:document-statistic meta:table-count="0" meta:image-count="0" meta:object-count="0" meta:page-count="3" meta:paragraph-count="49" meta:word-count="783" meta:character-count="4405" meta:non-whitespace-character-count="3615"/>
  </office:meta>
</office:document-meta>
</file>